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2.5437in"/>
    </style:style>
    <style:style style:name="co3" style:family="table-column">
      <style:table-column-properties fo:break-before="auto" style:column-width="3.5839in"/>
    </style:style>
    <style:style style:name="co4" style:family="table-column">
      <style:table-column-properties fo:break-before="auto" style:column-width="4.1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STING DATE</text:p>
          </table:table-cell>
          <table:table-cell office:value-type="string" calcext:value-type="string">
            <text:p>DEPOSITS &amp; OTHER CREDITS (+)</text:p>
          </table:table-cell>
          <table:table-cell office:value-type="string" calcext:value-type="string">
            <text:p>WITHDRAWALS &amp; OTHER DEBITS (-)</text:p>
          </table:table-cell>
          <table:table-cell office:value-type="string" calcext:value-type="string">
            <text:p>TRANSACTION DESCRIPTION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/>
          <table:table-cell office:value-type="float" office:value="6.81" calcext:value-type="float">
            <text:p>6.81</text:p>
          </table:table-cell>
          <table:table-cell office:value-type="string" calcext:value-type="string">
            <text:p>Amazon web services <text:s text:c="2"/>aws.amazon.co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string" calcext:value-type="string">
            <text:p>Amazon web services <text:s text:c="2"/>aws.amazon.co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string" calcext:value-type="string">
            <text:p>Amazon web services <text:s text:c="2"/>aws.amazon.co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string" calcext:value-type="string">
            <text:p>Amazon web services <text:s text:c="2"/>aws.amazon.co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string" calcext:value-type="string">
            <text:p>Amazon web services <text:s text:c="2"/>aws.amazon.co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string" calcext:value-type="string">
            <text:p>Amazon web services <text:s text:c="2"/>aws.amazon.co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string" calcext:value-type="string">
            <text:p>Amazon web services <text:s text:c="2"/>aws.amazon.co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string" calcext:value-type="string">
            <text:p>Amazon web services <text:s text:c="2"/>aws.amazon.co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string" calcext:value-type="string">
            <text:p>Amazon web services <text:s text:c="2"/>aws.amazon.co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9-30" calcext:value-type="date">
            <text:p>09/30/2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Amazon web services <text:s text:c="2"/>aws.amazon.co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10-03" calcext:value-type="date">
            <text:p>10/03/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mazon web services <text:s text:c="2"/>aws.amazon.co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10-03" calcext:value-type="date">
            <text:p>10/03/22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string" calcext:value-type="string">
            <text:p>Amazon web services <text:s text:c="2"/>aws.amazon.co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string" calcext:value-type="string">
            <text:p>Amazon web services <text:s text:c="2"/>aws.amazon.co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string" calcext:value-type="string">
            <text:p>Amazon web services <text:s text:c="2"/>aws.amazon.co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UNDLE FEE WAIVER</text:p>
          </table:table-cell>
          <table:table-cell office:value-type="string" calcext:value-type="string">
            <text:p>Income – Bank Reimbursement</text:p>
          </table:table-cell>
          <table:table-cell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UNDLE FEE WAIVER</text:p>
          </table:table-cell>
          <table:table-cell office:value-type="string" calcext:value-type="string">
            <text:p>Income – Bank Reimbursement</text:p>
          </table:table-cell>
          <table:table-cell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UNDLE FEE WAIVER</text:p>
          </table:table-cell>
          <table:table-cell office:value-type="string" calcext:value-type="string">
            <text:p>Income – Bank Reimbursement</text:p>
          </table:table-cell>
          <table:table-cell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UNDLE FEE WAIVER</text:p>
          </table:table-cell>
          <table:table-cell office:value-type="string" calcext:value-type="string">
            <text:p>Income – Bank Reimbursement</text:p>
          </table:table-cell>
          <table:table-cell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UNDLE FEE WAIVER</text:p>
          </table:table-cell>
          <table:table-cell office:value-type="string" calcext:value-type="string">
            <text:p>Income – Bank Reimbursement</text:p>
          </table:table-cell>
          <table:table-cell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UNDLE FEE WAIVER</text:p>
          </table:table-cell>
          <table:table-cell office:value-type="string" calcext:value-type="string">
            <text:p>Income – Bank Reimbursement</text:p>
          </table:table-cell>
          <table:table-cell/>
        </table:table-row>
        <table:table-row table:style-name="ro1">
          <table:table-cell office:value-type="date" office:date-value="2022-07-11" calcext:value-type="date">
            <text:p>07/11/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UNDLE FEE WAIVER</text:p>
          </table:table-cell>
          <table:table-cell office:value-type="string" calcext:value-type="string">
            <text:p>Income – Bank Reimbursement</text:p>
          </table:table-cell>
          <table:table-cell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UNDLE FEE WAIVER</text:p>
          </table:table-cell>
          <table:table-cell office:value-type="string" calcext:value-type="string">
            <text:p>Income – Bank Reimbursement</text:p>
          </table:table-cell>
          <table:table-cell/>
        </table:table-row>
        <table:table-row table:style-name="ro1">
          <table:table-cell office:value-type="date" office:date-value="2022-09-09" calcext:value-type="date">
            <text:p>09/09/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UNDLE FEE WAIVER</text:p>
          </table:table-cell>
          <table:table-cell office:value-type="string" calcext:value-type="string">
            <text:p>Income – Bank Reimbursement</text:p>
          </table:table-cell>
          <table:table-cell/>
        </table:table-row>
        <table:table-row table:style-name="ro1">
          <table:table-cell office:value-type="date" office:date-value="2022-10-14" calcext:value-type="date">
            <text:p>10/14/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UNDLE FEE WAIVER</text:p>
          </table:table-cell>
          <table:table-cell office:value-type="string" calcext:value-type="string">
            <text:p>Income – Bank Reimbursement</text:p>
          </table:table-cell>
          <table:table-cell/>
        </table:table-row>
        <table:table-row table:style-name="ro1">
          <table:table-cell office:value-type="date" office:date-value="2022-11-08" calcext:value-type="date">
            <text:p>11/08/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UNDLE FEE WAIVER</text:p>
          </table:table-cell>
          <table:table-cell office:value-type="string" calcext:value-type="string">
            <text:p>Income – Bank Reimbursement</text:p>
          </table:table-cell>
          <table:table-cell/>
        </table:table-row>
        <table:table-row table:style-name="ro1">
          <table:table-cell office:value-type="date" office:date-value="2022-12-08" calcext:value-type="date">
            <text:p>12/08/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UNDLE FEE WAIVER</text:p>
          </table:table-cell>
          <table:table-cell office:value-type="string" calcext:value-type="string">
            <text:p>Income – Bank Reimbursement</text:p>
          </table:table-cell>
          <table:table-cell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ITHUB <text:s text:c="15"/>HTTPSGITHUB.C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ITHUB <text:s text:c="15"/>HTTPSGITHUB.C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ITHUB <text:s text:c="15"/>HTTPSGITHUB.C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ITHUB <text:s text:c="15"/>HTTPSGITHUB.C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ITHUB <text:s text:c="15"/>HTTPSGITHUB.C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ITHUB <text:s text:c="15"/>HTTPSGITHUB.C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7-11" calcext:value-type="date">
            <text:p>07/11/2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ITHUB <text:s text:c="15"/>HTTPSGITHUB.C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ITHUB <text:s text:c="15"/>HTTPSGITHUB.C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9-09" calcext:value-type="date">
            <text:p>09/09/2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ITHUB <text:s text:c="15"/>HTTPSGITHUB.C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ITHUB <text:s text:c="15"/>HTTPSGITHUB.C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ITHUB <text:s text:c="15"/>HTTPSGITHUB.C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12-09" calcext:value-type="date">
            <text:p>12/09/2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ITHUB <text:s text:c="15"/>HTTPSGITHUB.C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7-11" calcext:value-type="date">
            <text:p>07/11/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NTUIT *QBooks Online CL.INTUIT.COM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NTUIT *QBooks Online CL.INTUIT.COM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9-09" calcext:value-type="date">
            <text:p>09/09/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NTUIT *QBooks Online CL.INTUIT.COM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NTUIT *QBooks Online CL.INTUIT.COM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NTUIT *QBooks Online CL.INTUIT.COM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12-09" calcext:value-type="date">
            <text:p>12/09/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NTUIT *QBooks Online CL.INTUIT.COM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NTUIT *QuickBooks OnlCL.INTUIT.COM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NTUIT *QuickBooks OnlCL.INTUIT.COM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NTUIT *QuickBooks OnlCL.INTUIT.COM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NTUIT *QuickBooks OnlCL.INTUIT.COM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NTUIT *QuickBooks OnlCL.INTUIT.COM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NTUIT *QuickBooks OnlCL.INTUIT.COM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INTUIT *TURBOTAX <text:s text:c="5"/>CL.INTUIT.COM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INTUIT *TURBOTAX <text:s text:c="5"/>CL.INTUIT.COM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/>
          <table:table-cell office:value-type="float" office:value="39.99" calcext:value-type="float">
            <text:p>39.99</text:p>
          </table:table-cell>
          <table:table-cell office:value-type="string" calcext:value-type="string">
            <text:p>NOUNPROJECT.COM <text:s text:c="6"/>THENOUNPROJEC</text:p>
          </table:table-cell>
          <table:table-cell office:value-type="string" calcext:value-type="string">
            <text:p>Service – Software</text:p>
          </table:table-cell>
          <table:table-cell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RVICE CHARGE FOR ACCOUNT 000009872519609</text:p>
          </table:table-cell>
          <table:table-cell office:value-type="string" calcext:value-type="string">
            <text:p>Expense – Bank Fee</text:p>
          </table:table-cell>
          <table:table-cell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RVICE CHARGE FOR ACCOUNT 000009872519609</text:p>
          </table:table-cell>
          <table:table-cell office:value-type="string" calcext:value-type="string">
            <text:p>Expense – Bank Fee</text:p>
          </table:table-cell>
          <table:table-cell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RVICE CHARGE FOR ACCOUNT 000009872519609</text:p>
          </table:table-cell>
          <table:table-cell office:value-type="string" calcext:value-type="string">
            <text:p>Expense – Bank Fee</text:p>
          </table:table-cell>
          <table:table-cell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RVICE CHARGE FOR ACCOUNT 000009872519609</text:p>
          </table:table-cell>
          <table:table-cell office:value-type="string" calcext:value-type="string">
            <text:p>Expense – Bank Fee</text:p>
          </table:table-cell>
          <table:table-cell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RVICE CHARGE FOR ACCOUNT 000009872519609</text:p>
          </table:table-cell>
          <table:table-cell office:value-type="string" calcext:value-type="string">
            <text:p>Expense – Bank Fee</text:p>
          </table:table-cell>
          <table:table-cell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RVICE CHARGE FOR ACCOUNT 000009872519609</text:p>
          </table:table-cell>
          <table:table-cell office:value-type="string" calcext:value-type="string">
            <text:p>Expense – Bank Fee</text:p>
          </table:table-cell>
          <table:table-cell/>
        </table:table-row>
        <table:table-row table:style-name="ro1">
          <table:table-cell office:value-type="date" office:date-value="2022-07-11" calcext:value-type="date">
            <text:p>07/11/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RVICE CHARGE FOR ACCOUNT 000009872519609</text:p>
          </table:table-cell>
          <table:table-cell office:value-type="string" calcext:value-type="string">
            <text:p>Expense – Bank Fee</text:p>
          </table:table-cell>
          <table:table-cell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RVICE CHARGE FOR ACCOUNT 000009872519609</text:p>
          </table:table-cell>
          <table:table-cell office:value-type="string" calcext:value-type="string">
            <text:p>Expense – Bank Fee</text:p>
          </table:table-cell>
          <table:table-cell/>
        </table:table-row>
        <table:table-row table:style-name="ro1">
          <table:table-cell office:value-type="date" office:date-value="2022-09-09" calcext:value-type="date">
            <text:p>09/09/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RVICE CHARGE FOR ACCOUNT 000009872519609</text:p>
          </table:table-cell>
          <table:table-cell office:value-type="string" calcext:value-type="string">
            <text:p>Expense – Bank Fee</text:p>
          </table:table-cell>
          <table:table-cell/>
        </table:table-row>
        <table:table-row table:style-name="ro1">
          <table:table-cell office:value-type="date" office:date-value="2022-10-14" calcext:value-type="date">
            <text:p>10/14/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RVICE CHARGE FOR ACCOUNT 000009872519609</text:p>
          </table:table-cell>
          <table:table-cell office:value-type="string" calcext:value-type="string">
            <text:p>Expense – Bank Fee</text:p>
          </table:table-cell>
          <table:table-cell/>
        </table:table-row>
        <table:table-row table:style-name="ro1">
          <table:table-cell office:value-type="date" office:date-value="2022-11-08" calcext:value-type="date">
            <text:p>11/08/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RVICE CHARGE FOR ACCOUNT 000009872519609</text:p>
          </table:table-cell>
          <table:table-cell office:value-type="string" calcext:value-type="string">
            <text:p>Expense – Bank Fee</text:p>
          </table:table-cell>
          <table:table-cell/>
        </table:table-row>
        <table:table-row table:style-name="ro1">
          <table:table-cell office:value-type="date" office:date-value="2022-12-08" calcext:value-type="date">
            <text:p>12/08/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RVICE CHARGE FOR ACCOUNT 000009872519609</text:p>
          </table:table-cell>
          <table:table-cell office:value-type="string" calcext:value-type="string">
            <text:p>Expense – Bank Fee</text:p>
          </table:table-cell>
          <table:table-cell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string" calcext:value-type="string">
            <text:p>WARREN COUUNTY ONLINE 540-6352215</text:p>
          </table:table-cell>
          <table:table-cell office:value-type="string" calcext:value-type="string">
            <text:p>Taxes</text:p>
          </table:table-cell>
          <table:table-cell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/>
          <table:table-cell office:value-type="float" office:value="9.79" calcext:value-type="float">
            <text:p>9.79</text:p>
          </table:table-cell>
          <table:table-cell office:value-type="string" calcext:value-type="string">
            <text:p>WARREN COUUNTY ONLINE 540-6352215</text:p>
          </table:table-cell>
          <table:table-cell office:value-type="string" calcext:value-type="string">
            <text:p>Taxes</text:p>
          </table:table-cell>
          <table:table-cell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WEB XFER FROM CHK 00009875147531</text:p>
          </table:table-cell>
          <table:table-cell office:value-type="string" calcext:value-type="string">
            <text:p>Member Contribution (50/50 BWC/NCB)</text:p>
          </table:table-cell>
          <table:table-cell/>
        </table:table-row>
        <table:table-row table:style-name="ro1">
          <table:table-cell office:value-type="date" office:date-value="2022-12-29" calcext:value-type="date">
            <text:p>12/29/2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WEB XFER FROM CHK 00009875147531</text:p>
          </table:table-cell>
          <table:table-cell office:value-type="string" calcext:value-type="string">
            <text:p>Member Contribution (50/50 BWC/NCB)</text:p>
          </table:table-cell>
          <table:table-cell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WEB XFER TO CHK <text:s text:c="2"/>00009875147531</text:p>
          </table:table-cell>
          <table:table-cell office:value-type="string" calcext:value-type="string">
            <text:p>Member Reimbursement (50/50 BWC/NCB)</text:p>
          </table:table-cell>
          <table:table-cell/>
        </table:table-row>
        <table:table-row table:style-name="ro1" table:number-rows-repeated="82">
          <table:table-cell table:number-columns-repeated="6"/>
        </table:table-row>
        <table:table-row table:style-name="ro2">
          <table:table-cell table:number-columns-repeated="6"/>
        </table:table-row>
        <table:table-row table:style-name="ro1" table:number-rows-repeated="104842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month number:textual="true"/>
      <number:text>-</number:text>
      <number:year/>
    </number:dat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">
      <number:currency-symbol/>
      <number:number number:decimal-places="2" number:min-decimal-places="2" number:min-integer-digits="1" number:grouping="true"/>
    </number:currency-style>
    <number:currency-style style:name="N161">
      <number:currency-symbol/>
      <number:number number:decimal-places="2" number:min-decimal-places="2" number:min-integer-digits="1"/>
    </number:currency-style>
    <number:date-style style:name="N162P0" style:volatile="true">
      <number:month number:style="long"/>
      <number:text>/</number:text>
      <number:day number:style="long"/>
      <number:text>/</number:text>
      <number:year number:style="long"/>
    </number:date-style>
    <number:text-style style:name="N162">
      <number:text-content/>
      <style:map style:condition="value()&lt;=1.7976931348623157E+308" style:apply-style-name="N162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6:47:03.316000000</meta:creation-date>
    <meta:generator>LibreOffice/7.4.0.3$Windows_X86_64 LibreOffice_project/f85e47c08ddd19c015c0114a68350214f7066f5a</meta:generator>
    <dc:date>2023-01-27T16:11:52.835000000</dc:date>
    <meta:editing-duration>PT2H24M16S</meta:editing-duration>
    <meta:editing-cycles>41</meta:editing-cycles>
    <meta:document-statistic meta:table-count="1" meta:cell-count="285" meta:object-count="0"/>
  </office:meta>
</office:document-meta>
</file>